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WWNum2" style:master-page-name="Standard">
      <style:paragraph-properties fo:margin-left="0.25in" fo:margin-right="0in" fo:margin-top="0in" fo:margin-bottom="0.139in" loext:contextual-spacing="false" fo:line-height="115%" fo:text-indent="-0.25in" style:auto-text-indent="false" style:page-number="auto"/>
      <style:text-properties style:font-name="DejaVu Sans" fo:font-size="11pt" fo:language="en" fo:country="none" style:font-size-asian="11pt" style:font-size-complex="11pt"/>
    </style:style>
    <style:style style:name="P2" style:family="paragraph" style:parent-style-name="Standard" style:list-style-name="WWNum2">
      <style:paragraph-properties fo:margin-left="0.25in" fo:margin-right="0in" fo:margin-top="0in" fo:margin-bottom="0.139in" loext:contextual-spacing="false" fo:line-height="115%" fo:text-indent="-0.25in" style:auto-text-indent="false"/>
      <style:text-properties style:font-name="DejaVu Sans" fo:font-size="11pt" fo:language="en" fo:country="none" style:font-size-asian="11pt" style:font-size-complex="11pt"/>
    </style:style>
    <style:style style:name="P3" style:family="paragraph" style:parent-style-name="Standard" style:list-style-name="WWNum2">
      <style:paragraph-properties fo:margin-left="0.25in" fo:margin-right="0in" fo:margin-top="0in" fo:margin-bottom="0.139in" loext:contextual-spacing="false" fo:line-height="115%" fo:text-indent="-0.25in" style:auto-text-indent="false"/>
      <style:text-properties style:font-name="DejaVu Sans" fo:font-size="11pt" fo:language="en" fo:country="none" officeooo:paragraph-rsid="00154839" style:font-size-asian="11pt" style:font-size-complex="11pt"/>
    </style:style>
    <style:style style:name="P4" style:family="paragraph" style:parent-style-name="Standard" style:list-style-name="WWNum2">
      <style:paragraph-properties fo:margin-left="0.25in" fo:margin-right="0in" fo:margin-top="0in" fo:margin-bottom="0.139in" loext:contextual-spacing="false" fo:line-height="115%" fo:text-indent="-0.25in" style:auto-text-indent="false"/>
      <style:text-properties style:font-name="DejaVu Sans" fo:font-size="11pt" fo:language="en" fo:country="none" officeooo:rsid="00142ebf" officeooo:paragraph-rsid="00142ebf" style:font-size-asian="11pt" style:font-size-complex="11pt"/>
    </style:style>
    <style:style style:name="P5" style:family="paragraph" style:parent-style-name="Standard" style:list-style-name="WWNum2">
      <style:paragraph-properties fo:margin-left="0.25in" fo:margin-right="0in" fo:margin-top="0in" fo:margin-bottom="0.139in" loext:contextual-spacing="false" fo:line-height="115%" fo:text-indent="-0.25in" style:auto-text-indent="false"/>
      <style:text-properties style:font-name="DejaVu Sans" fo:font-size="11pt" fo:language="en" fo:country="none" officeooo:rsid="00146aa9" officeooo:paragraph-rsid="00146aa9" style:font-size-asian="11pt" style:font-size-complex="11pt"/>
    </style:style>
    <style:style style:name="P6" style:family="paragraph" style:parent-style-name="Standard" style:list-style-name="WWNum2">
      <style:paragraph-properties fo:margin-left="0.25in" fo:margin-right="0in" fo:margin-top="0in" fo:margin-bottom="0.139in" loext:contextual-spacing="false" fo:line-height="115%" fo:text-indent="-0.25in" style:auto-text-indent="false"/>
      <style:text-properties style:font-name="DejaVu Sans" fo:font-size="11pt" fo:language="en" fo:country="none" officeooo:rsid="0011d4cf" officeooo:paragraph-rsid="0011d4cf" style:font-size-asian="11pt" style:font-size-complex="11pt"/>
    </style:style>
    <style:style style:name="P7" style:family="paragraph" style:parent-style-name="Standard" style:list-style-name="WWNum2">
      <style:paragraph-properties fo:margin-left="0.25in" fo:margin-right="0in" fo:margin-top="0in" fo:margin-bottom="0.139in" loext:contextual-spacing="false" fo:line-height="115%" fo:text-indent="-0.25in" style:auto-text-indent="false"/>
      <style:text-properties style:font-name="DejaVu Sans" fo:font-size="11pt" fo:language="en" fo:country="none" officeooo:rsid="00154839" officeooo:paragraph-rsid="00154839" style:font-size-asian="11pt" style:font-size-complex="11pt"/>
    </style:style>
    <style:style style:name="P8" style:family="paragraph" style:parent-style-name="Standard" style:list-style-name="WWNum2">
      <style:paragraph-properties fo:margin-left="0.25in" fo:margin-right="0in" fo:margin-top="0in" fo:margin-bottom="0.139in" loext:contextual-spacing="false" fo:line-height="115%" fo:text-indent="-0.25in" style:auto-text-indent="false"/>
      <style:text-properties fo:font-variant="normal" fo:text-transform="none" style:font-name="DejaVu Sans" fo:font-size="11pt" fo:letter-spacing="normal" fo:language="en" fo:country="none" fo:font-style="normal" fo:font-weight="normal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670213793" text:style-name="WWNum2">
        <text:list-item>
          <text:p text:style-name="P1">Age of Empires 2</text:p>
        </text:list-item>
        <text:list-item>
          <text:p text:style-name="P3">Age of Mythology</text:p>
        </text:list-item>
        <text:list-item>
          <text:p text:style-name="P7">Assetto Corsa Competizione</text:p>
        </text:list-item>
        <text:list-item>
          <text:p text:style-name="P2">Battlefield: Bad Company 2</text:p>
        </text:list-item>
        <text:list-item>
          <text:p text:style-name="P2">Battlefield 3</text:p>
        </text:list-item>
        <text:list-item>
          <text:p text:style-name="P2">Besiege</text:p>
        </text:list-item>
        <text:list-item>
          <text:p text:style-name="P2">Bioshock Infinite</text:p>
        </text:list-item>
        <text:list-item>
          <text:p text:style-name="P2">Borderlands 2</text:p>
        </text:list-item>
        <text:list-item>
          <text:p text:style-name="P2">Borderlands 3</text:p>
        </text:list-item>
        <text:list-item>
          <text:p text:style-name="P8">Bridge Constructor: The Walking Dead</text:p>
        </text:list-item>
        <text:list-item>
          <text:p text:style-name="P2">Call of Duty 2</text:p>
        </text:list-item>
        <text:list-item>
          <text:p text:style-name="P2">Call of Duty: Modern Warfare</text:p>
        </text:list-item>
        <text:list-item>
          <text:p text:style-name="P2">Call of Duty: Modern Warfare 2</text:p>
        </text:list-item>
        <text:list-item>
          <text:p text:style-name="P2">Call of Duty: World at War</text:p>
        </text:list-item>
        <text:list-item>
          <text:p text:style-name="P2">Counter-Strike 1.6</text:p>
        </text:list-item>
        <text:list-item>
          <text:p text:style-name="P2">Crysis</text:p>
        </text:list-item>
        <text:list-item>
          <text:p text:style-name="P2">Dark Souls</text:p>
        </text:list-item>
        <text:list-item>
          <text:p text:style-name="P2">Dark Souls 3</text:p>
        </text:list-item>
        <text:list-item>
          <text:p text:style-name="P2">Diablo 3</text:p>
        </text:list-item>
        <text:list-item>
          <text:p text:style-name="P2">DiRT 2</text:p>
        </text:list-item>
        <text:list-item>
          <text:p text:style-name="P2">DiRT 3</text:p>
        </text:list-item>
        <text:list-item>
          <text:p text:style-name="P2">DiRT Rally</text:p>
        </text:list-item>
        <text:list-item>
          <text:p text:style-name="P2">Dragon Age: Origins</text:p>
        </text:list-item>
        <text:list-item>
          <text:p text:style-name="P2">Dying Light</text:p>
        </text:list-item>
        <text:list-item>
          <text:p text:style-name="P2">Fallout 3</text:p>
        </text:list-item>
        <text:list-item>
          <text:p text:style-name="P2">Fallout: New Vegas</text:p>
        </text:list-item>
        <text:list-item>
          <text:p text:style-name="P2"><text:soft-page-break/>Fallout 4</text:p>
        </text:list-item>
        <text:list-item>
          <text:p text:style-name="P2">Far Cry 3</text:p>
        </text:list-item>
        <text:list-item>
          <text:p text:style-name="P2">FlatOut 2</text:p>
        </text:list-item>
        <text:list-item>
          <text:p text:style-name="P2">F.E.A.R 2: Project Origin</text:p>
        </text:list-item>
        <text:list-item>
          <text:p text:style-name="P2">FTL: Faster Than Light</text:p>
        </text:list-item>
        <text:list-item>
          <text:p text:style-name="P2">Grand Theft Auto III</text:p>
        </text:list-item>
        <text:list-item>
          <text:p text:style-name="P2">Grand Theft Auto: Vice City</text:p>
        </text:list-item>
        <text:list-item>
          <text:p text:style-name="P2">Grand Theft Auto: San Andreas</text:p>
        </text:list-item>
        <text:list-item>
          <text:p text:style-name="P2">Grand Theft Auto IV</text:p>
        </text:list-item>
        <text:list-item>
          <text:p text:style-name="P2">Grand Theft Auto V</text:p>
        </text:list-item>
        <text:list-item>
          <text:p text:style-name="P2">GRID(2008)</text:p>
        </text:list-item>
        <text:list-item>
          <text:p text:style-name="P4">Hades</text:p>
        </text:list-item>
        <text:list-item>
          <text:p text:style-name="P2">Half Life 2</text:p>
        </text:list-item>
        <text:list-item>
          <text:p text:style-name="P2">Hearthstone</text:p>
        </text:list-item>
        <text:list-item>
          <text:p text:style-name="P2">Heroes of Might and Magic III</text:p>
        </text:list-item>
        <text:list-item>
          <text:p text:style-name="P2">Just Cause 2</text:p>
        </text:list-item>
        <text:list-item>
          <text:p text:style-name="P2">Kingdom Come: Deliverance</text:p>
        </text:list-item>
        <text:list-item>
          <text:p text:style-name="P2">Kingdoms of Amalur: Reckoning</text:p>
        </text:list-item>
        <text:list-item>
          <text:p text:style-name="P2">League of Legends</text:p>
        </text:list-item>
        <text:list-item>
          <text:p text:style-name="P2">Mafia 2</text:p>
        </text:list-item>
        <text:list-item>
          <text:p text:style-name="P2">Mass Effect 2</text:p>
        </text:list-item>
        <text:list-item>
          <text:p text:style-name="P2">Metro: Last Light</text:p>
        </text:list-item>
        <text:list-item>
          <text:p text:style-name="P2">Middle-earth: Shadow of Mordor</text:p>
        </text:list-item>
        <text:list-item>
          <text:p text:style-name="P2">Mount &amp; Blade: Warband</text:p>
        </text:list-item>
        <text:list-item>
          <text:p text:style-name="P2">Mount &amp; Blade: Bannerlord</text:p>
        </text:list-item>
        <text:list-item>
          <text:p text:style-name="P2">Need for Speed: Underground 2</text:p>
        </text:list-item>
        <text:list-item>
          <text:p text:style-name="P2"><text:soft-page-break/>Need for spped: Most Wanted</text:p>
        </text:list-item>
        <text:list-item>
          <text:p text:style-name="P5">Path of Exile</text:p>
        </text:list-item>
        <text:list-item>
          <text:p text:style-name="P2">Portal</text:p>
        </text:list-item>
        <text:list-item>
          <text:p text:style-name="P2">Portal 2</text:p>
        </text:list-item>
        <text:list-item>
          <text:p text:style-name="P2">PUBG</text:p>
        </text:list-item>
        <text:list-item>
          <text:p text:style-name="P2">Red Dead Redemption</text:p>
        </text:list-item>
        <text:list-item>
          <text:p text:style-name="P2">Red Faction: Guerrilla </text:p>
        </text:list-item>
        <text:list-item>
          <text:p text:style-name="P2">Resident Evil 5</text:p>
        </text:list-item>
        <text:list-item>
          <text:p text:style-name="P2">Resistance: Fall of Man</text:p>
        </text:list-item>
        <text:list-item>
          <text:p text:style-name="P2">Singularity</text:p>
        </text:list-item>
        <text:list-item>
          <text:p text:style-name="P2">Slay The Spire</text:p>
        </text:list-item>
        <text:list-item>
          <text:p text:style-name="P2">Sniper Elite V2</text:p>
        </text:list-item>
        <text:list-item>
          <text:p text:style-name="P2">StarCraft II</text:p>
        </text:list-item>
        <text:list-item>
          <text:p text:style-name="P2">Stronghold: Crusader</text:p>
        </text:list-item>
        <text:list-item>
          <text:p text:style-name="P2">Teafight Tactics</text:p>
        </text:list-item>
        <text:list-item>
          <text:p text:style-name="P2">The Elder Scrolls IV: Oblivion</text:p>
        </text:list-item>
        <text:list-item>
          <text:p text:style-name="P2">The Elder Scrolls V: Skyrim</text:p>
        </text:list-item>
        <text:list-item>
          <text:p text:style-name="P2">The Last of Us</text:p>
        </text:list-item>
        <text:list-item>
          <text:p text:style-name="P2">The Lord of the Rings: The Battle for Middle-Earth II</text:p>
        </text:list-item>
        <text:list-item>
          <text:p text:style-name="P2">Tomb Raider</text:p>
        </text:list-item>
        <text:list-item>
          <text:p text:style-name="P6">Valheim</text:p>
        </text:list-item>
        <text:list-item>
          <text:p text:style-name="P2">Warcraft 3</text:p>
        </text:list-item>
        <text:list-item>
          <text:p text:style-name="P2">WARHAMMER 40,000: DAWN OF WAR</text:p>
        </text:list-item>
        <text:list-item>
          <text:p text:style-name="P2">WARHAMMER 40,000: DAWN OF WAR 2</text:p>
        </text:list-item>
        <text:list-item>
          <text:p text:style-name="P2">World of Warcraft: The Burning Crusade</text:p>
        </text:list-item>
        <text:list-item>
          <text:p text:style-name="P2">World of Warcraft: Wrath of the Lich King</text:p>
        </text:list-item>
        <text:list-item>
          <text:p text:style-name="P2"><text:soft-page-break/>World of Warcraft: Cataclysm</text:p>
        </text:list-item>
        <text:list-item>
          <text:p text:style-name="P2">World of Warcraft: Legion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20T21:40:21.527812443</dc:date>
    <meta:editing-duration>PT5M20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4" meta:paragraph-count="80" meta:word-count="342" meta:character-count="1614" meta:non-whitespace-character-count="1431"/>
  </office:meta>
</office:document-meta>
</file>